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f24c" officeooo:paragraph-rsid="001ff24c"/>
    </style:style>
    <style:style style:name="P2" style:family="paragraph" style:parent-style-name="Title">
      <style:text-properties officeooo:rsid="001ff24c" officeooo:paragraph-rsid="001ff24c"/>
    </style:style>
    <style:style style:name="T1" style:family="text">
      <style:text-properties officeooo:rsid="00223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MAPP – Testfälle</text:p>
      <text:p text:style-name="Standard"/>
      <text:p text:style-name="P1">Testen von Sortieren zwischen Filmen ohne „WatchDate“</text:p>
      <text:p text:style-name="P1">Testen von Sortieren zwischen Filmen mit unterschiedlichen „WatchDate“</text:p>
      <text:p text:style-name="P1">Testen von Sortieren zwischen Filmen mit selben „WatchDate“</text:p>
      <text:p text:style-name="P1"/>
      <text:p text:style-name="P1">→<text:span text:style-name="T1"> Sortieren mit Filmen ohne „WatchDate“ crashen die App. Gefixt durch manuelle null abfrage und return der richtigen Reihenfolge in „compareCategories()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8:28:05.184795231</meta:creation-date>
    <dc:date>2019-12-08T18:43:21.054245386</dc:date>
    <meta:editing-duration>PT15M17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5" meta:word-count="46" meta:character-count="352" meta:non-whitespace-character-count="310"/>
  </office:meta>
</office:document-meta>
</file>